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  <style:text-properties fo:font-weight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 style:data-style-name="N143"/>
    <style:style style:name="ce12" style:family="table-cell" style:parent-style-name="Default" style:data-style-name="N143">
      <style:text-properties fo:font-weight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9"/>
          <table:table-cell table:style-name="ce10" table:number-columns-repeated="2"/>
          <table:table-cell table:style-name="ce10" office:value-type="string">
            <text:p>Modules</text:p>
          </table:table-cell>
          <table:table-cell table:style-name="ce10" table:number-columns-repeated="7"/>
          <table:table-cell table:style-name="ce13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_IO</text:p>
          </table:table-cell>
          <table:table-cell table:style-name="ce1" office:value-type="string">
            <text:p>E_Matrix</text:p>
          </table:table-cell>
          <table:table-cell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8" office:value-type="string">
            <text:p>VCC (5,38,17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1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8" office:value-type="string">
            <text:p>GND(6,18,39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6]-(SUM([.D6:.I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8" office:value-type="string">
            <text:p>PC0(19)</text:p>
          </table:table-cell>
          <table:table-cell table:style-name="ce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1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8" office:value-type="string">
            <text:p>PC1(20)</text:p>
          </table:table-cell>
          <table:table-cell table:style-name="ce8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1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8" office:value-type="string">
            <text:p>PD0(9)* <text:s text:c="9"/>JP3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1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8" office:value-type="string">
            <text:p>PD1(10)* <text:s text:c="8"/>JP4</text:p>
          </table:table-cell>
          <table:table-cell table:style-name="ce8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1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8" office:value-type="string">
            <text:p>PD2(11)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1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8" office:value-type="string">
            <text:p>PD6(15)** <text:s text:c="7"/>JP1</text:p>
          </table:table-cell>
          <table:table-cell table:style-name="ce8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1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8" office:value-type="string">
            <text:p>PD5(14)/OC1A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8" office:value-type="string">
            <text:p>PD4(13)/OC1B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8" table:number-columns-repeated="2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8" office:value-type="string">
            <text:p>AVCC(27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8" office:value-type="string">
            <text:p>AREF(29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8" office:value-type="string">
            <text:p>PA0(37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8" office:value-type="string">
            <text:p>PA1(36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8" office:value-type="string">
            <text:p>PA2(35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8" office:value-type="string">
            <text:p>PA3(34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8" office:value-type="string">
            <text:p>PA4(33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8" office:value-type="string">
            <text:p>PA5(32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8" office:value-type="string">
            <text:p>PA6(31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8" office:value-type="string">
            <text:p>PA7(30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7" table:number-columns-repeated="2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7" table:number-columns-repeated="2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8" office:value-type="string">
            <text:p>VCC(5,17,38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8" office:value-type="string">
            <text:p>GND(6,18,39)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1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8" office:value-type="string">
            <text:p>PB0(40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3]-(SUM([.D33:.I3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8" office:value-type="string">
            <text:p>PB1(41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4]-(SUM([.D34:.I3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8" office:value-type="string">
            <text:p>PB2(42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5]-(SUM([.D35:.I3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8" office:value-type="string">
            <text:p>PB3 (43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6]-(SUM([.D36:.I3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8" office:value-type="string">
            <text:p>PB4(44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8" office:value-type="string">
            <text:p>PB5(1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8]-(SUM([.D38:.I3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8" office:value-type="string">
            <text:p>PB6(2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8" office:value-type="string">
            <text:p>PB7(3)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40]-(SUM([.D40:.I4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6" office:value-type="string">
            <text:p>Lower Left</text:p>
          </table:table-cell>
          <table:table-cell table:style-name="ce6" table:number-columns-repeated="2"/>
          <table:table-cell table:style-name="ce2" table:number-columns-repeated="6"/>
          <table:table-cell table:style-name="ce12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1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8" office:value-type="string">
            <text:p>PD7(16)*** <text:s text:c="6"/>JP2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8" office:value-type="string">
            <text:p>PD3(12)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1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8" office:value-type="string">
            <text:p>PC2(21)</text:p>
          </table:table-cell>
          <table:table-cell table:style-name="ce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1" table:formula="oooc:=[.C46]-(SUM([.D46:.I46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8" office:value-type="string">
            <text:p>PC3(22)</text:p>
          </table:table-cell>
          <table:table-cell table:style-name="ce8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1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8" office:value-type="string">
            <text:p>PC4(23)</text:p>
          </table:table-cell>
          <table:table-cell table:style-name="ce8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1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8" office:value-type="string">
            <text:p>PC5(24)</text:p>
          </table:table-cell>
          <table:table-cell table:style-name="ce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1" table:formula="oooc:=[.C49]-(SUM([.D49:.I49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8" office:value-type="string">
            <text:p>PC6(25)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1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8" office:value-type="string">
            <text:p>PC7(26)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1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8" office:value-type="string">
            <text:p>PD7(16) *** <text:s text:c="5"/>JP2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1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8" office:value-type="string">
            <text:p>PD6(15) ** <text:s text:c="6"/>JP1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1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7" table:number-columns-repeated="3"/>
          <table:table-cell table:number-columns-repeated="253"/>
        </table:table-row>
        <table:table-row table:style-name="ro1">
          <table:table-cell table:style-name="ce7" office:value-type="string">
            <text:p>Note </text:p>
          </table:table-cell>
          <table:table-cell table:style-name="ce7" table:number-columns-repeated="2"/>
          <table:table-cell table:number-columns-repeated="253"/>
        </table:table-row>
        <table:table-row table:style-name="ro1">
          <table:table-cell table:style-name="ce7" office:value-type="string">
            <text:p>* <text:s/>Select jumper JP3, JP4 <text:s/>to use external RS232 or built in RS232 </text:p>
          </table:table-cell>
          <table:table-cell table:style-name="ce7" table:number-columns-repeated="2"/>
          <table:table-cell table:number-columns-repeated="253"/>
        </table:table-row>
        <table:table-row table:style-name="ro1">
          <table:table-cell table:style-name="ce7" office:value-type="string">
            <text:p>** Select jumper JP1 to select between ICP and E_PORTB7</text:p>
          </table:table-cell>
          <table:table-cell table:style-name="ce7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10/04/2008</text:date>, <text:time>13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6-21T12:43:23</meta:creation-date>
    <dc:date>2008-04-10T13:05:06</dc:date>
    <dc:language>en-US</dc:language>
    <meta:editing-cycles>13</meta:editing-cycles>
    <meta:editing-duration>PT2H26M23S</meta:editing-duration>
    <meta:user-defined meta:name="Info 1"/>
    <meta:user-defined meta:name="Info 2"/>
    <meta:user-defined meta:name="Info 3"/>
    <meta:user-defined meta:name="Info 4"/>
    <meta:document-statistic meta:table-count="2" meta:cell-count="227"/>
  </office:meta>
</office:document-meta>
</file>